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8cd2" officeooo:paragraph-rsid="00038cd2"/>
    </style:style>
    <style:style style:name="P2" style:family="paragraph" style:parent-style-name="Text_20_body">
      <style:text-properties officeooo:rsid="0003c378" officeooo:paragraph-rsid="0003c378"/>
    </style:style>
    <style:style style:name="P3" style:family="paragraph" style:parent-style-name="Standard">
      <style:text-properties officeooo:rsid="0003c378" officeooo:paragraph-rsid="0003c378"/>
    </style:style>
    <style:style style:name="P4" style:family="paragraph" style:parent-style-name="Standard">
      <style:text-properties officeooo:rsid="0004aa2b" officeooo:paragraph-rsid="0003c378"/>
    </style:style>
    <style:style style:name="P5" style:family="paragraph" style:parent-style-name="Standard">
      <style:text-properties style:font-name="Times New Roman" fo:font-size="12pt" officeooo:rsid="0004aa2b" officeooo:paragraph-rsid="0004aa2b" style:font-size-asian="10.5pt" style:font-size-complex="12pt"/>
    </style:style>
    <style:style style:name="P6" style:family="paragraph" style:parent-style-name="Standard">
      <style:text-properties style:font-name="Times New Roman" fo:font-size="12pt" officeooo:rsid="0003c378" officeooo:paragraph-rsid="0004aa2b" style:font-size-asian="10.5pt" style:font-size-complex="12pt"/>
    </style:style>
    <style:style style:name="P7" style:family="paragraph" style:parent-style-name="Standard">
      <style:text-properties style:font-name="Times New Roman" fo:font-size="12pt" officeooo:rsid="0004aa2b" officeooo:paragraph-rsid="0004aa2b" style:font-size-asian="12pt" style:font-size-complex="12pt"/>
    </style:style>
    <style:style style:name="P8" style:family="paragraph" style:parent-style-name="Standard">
      <style:text-properties style:font-name="Times New Roman" fo:font-size="12pt" officeooo:rsid="0005963d" officeooo:paragraph-rsid="0005963d" style:font-size-asian="12pt" style:font-size-complex="12pt"/>
    </style:style>
    <style:style style:name="P9" style:family="paragraph" style:parent-style-name="Standard">
      <style:text-properties fo:color="#000000" style:font-name="Times New Roman" fo:font-size="12pt" officeooo:rsid="0005963d" officeooo:paragraph-rsid="0005963d" style:font-size-asian="12pt" style:font-size-complex="12pt"/>
    </style:style>
    <style:style style:name="P10" style:family="paragraph" style:parent-style-name="Standard">
      <style:text-properties fo:color="#000000" style:font-name="Times New Roman" fo:font-size="12pt" officeooo:rsid="00076a9b" officeooo:paragraph-rsid="00076a9b" style:font-size-asian="12pt" style:font-size-complex="12pt"/>
    </style:style>
    <style:style style:name="P11" style:family="paragraph" style:parent-style-name="Heading_20_1">
      <style:text-properties officeooo:rsid="00038cd2"/>
    </style:style>
    <style:style style:name="T1" style:family="text">
      <style:text-properties officeooo:rsid="0003c378"/>
    </style:style>
    <style:style style:name="T2" style:family="text">
      <style:text-properties fo:color="#000000" style:font-name="Consolas" fo:font-size="9.5pt" style:font-size-asian="9.5pt" fo:background-color="#ffffff"/>
    </style:style>
    <style:style style:name="T3" style:family="text">
      <style:text-properties fo:color="#000000" style:font-name="Consolas" fo:font-size="9.5pt" officeooo:rsid="0004aa2b" style:font-size-asian="9.5pt" fo:background-color="#ffffff"/>
    </style:style>
    <style:style style:name="T4" style:family="text">
      <style:text-properties fo:color="#000000" style:font-name="Consolas" fo:font-size="9.5pt" officeooo:rsid="0005963d" style:font-size-asian="9.5pt" fo:background-color="#ffffff"/>
    </style:style>
    <style:style style:name="T5" style:family="text">
      <style:text-properties fo:color="#000000" fo:background-color="#ffffff"/>
    </style:style>
    <style:style style:name="T6" style:family="text">
      <style:text-properties fo:color="#000000" officeooo:rsid="0005963d" fo:background-color="#ffffff"/>
    </style:style>
    <style:style style:name="T7" style:family="text">
      <style:text-properties fo:color="#a31515" style:font-name="Consolas" fo:font-size="9.5pt" style:font-size-asian="9.5pt" fo:background-color="#ffffff"/>
    </style:style>
    <style:style style:name="T8" style:family="text">
      <style:text-properties fo:color="#a31515" style:font-name="Consolas" fo:font-size="9.5pt" officeooo:rsid="0004aa2b" style:font-size-asian="9.5pt" fo:background-color="#ffffff"/>
    </style:style>
    <style:style style:name="T9" style:family="text">
      <style:text-properties fo:color="#0000ff"/>
    </style:style>
    <style:style style:name="T10" style:family="text">
      <style:text-properties fo:color="#ff0000"/>
    </style:style>
    <style:style style:name="T11" style:family="text">
      <style:text-properties officeooo:rsid="0008e3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raducteur :</text:h>
      <text:p text:style-name="Text_20_body"/>
      <text:p text:style-name="P1">La traduction fonctionne à partir de 2 scripts.</text:p>
      <text:p text:style-name="P1">Le premier script, le LangageLoader , permet de charger la langue depuis un fichier de configuration à son lancement. Il va charger un ensemble de traductions ( une clé et une valeur ) correspondante à la langue actuelle du jeu. </text:p>
      <text:p text:style-name="P1">Les traductions sont stockées dans une liste de langues , mais il est peu probable qu'on se retrouve à devoir gérer plusieurs langues à la fois. </text:p>
      <text:p text:style-name="P1">Ce script est attaché au GameManager , ce qui permet de conserver la langue à travers les scènes du jeu et aussi de limiter les ressources mémoires utilisées pour la traduction. </text:p>
      <text:p text:style-name="P1"/>
      <text:p text:style-name="P1">Le 2nd script est celui qui va servir à traduire les textes du jeu. Il est possible de s'en servir de 2 façons : </text:p>
      <text:p text:style-name="P1">- On peut le rattacher à un objet. Il faudra glisser-déposer l'objet texte correspondant dans l'Inspector de Unity depuis la hiérarchie de la scène, dans le champ "Conteneur" du script Traducteur.</text:p>
      <text:p text:style-name="P1">Ainsi, le traducteur va vérifier le texte contenu <text:span text:style-name="T1">dans son objet rattaché, au départ il va aller chercher la traduction dans le "LangageLoader" du GameManager et la stocker de son côté , tout en modifiant l'affichage du texte voulu. Lorsque le texte du conteneur change, on va redemander une traduction au GameManager. </text:span></text:p>
      <text:p text:style-name="P2">Il est possible d'utiliser le traducteur en dehors de unity, dans un script externe. En effet un Traducteur est aussi rattaché au GameManager et on peut lui demander une traduction basée sur la langue actuelle via la fonction "setTextOriginal". Voici un exemple :</text:p>
      <text:p text:style-name="P2"/>
      <text:p text:style-name="P3"><text:span text:style-name="T2"><text:s text:c="12"/>gamemanager.GetComponent&lt;Traducteur&gt;().setTextOriginal(affiche);</text:span></text:p>
      <text:p text:style-name="P3"><text:span text:style-name="T2"><text:s text:c="12"/>affiche = gamemanager.GetComponent&lt;Traducteur&gt;().traduction;</text:span></text:p>
      <text:p text:style-name="P3"><text:span text:style-name="T2"/></text:p>
      <text:p text:style-name="P4"><text:span text:style-name="T2"/></text:p>
      <text:p text:style-name="P5"><text:span text:style-name="T5">On recupere la traduction dans le champ "traduction" du Traducteur et on peut la stocker dans le script externe. </text:span></text:p>
      <text:p text:style-name="P5"><text:span text:style-name="T5"/></text:p>
      <text:p text:style-name="P5"><text:span text:style-name="T5">Un conseil , il est important de stocker la référence du GameManager au lancement du script externe , et ne pas utiliser la méthode "Find" tout le temps , qui est chère en ressource. </text:span></text:p>
      <text:p text:style-name="P5"><text:span text:style-name="T5"/></text:p>
      <text:p text:style-name="P5"><text:span text:style-name="T5">Il vaut mieux faire :</text:span></text:p>
      <text:p text:style-name="P5"><text:span text:style-name="T5"/></text:p>
      <text:p text:style-name="P5"><text:span text:style-name="T2">GameObject gamemanager;</text:span></text:p>
      <text:p text:style-name="P5"><text:span text:style-name="T2"/></text:p>
      <text:p text:style-name="P5"><text:span text:style-name="T2">void Start(){</text:span></text:p>
      <text:p text:style-name="P5"><text:span text:style-name="T2"><text:tab/>gamemanager = GameObject.Find(</text:span><text:span text:style-name="T7">"GameManager"</text:span><text:span text:style-name="T2">);</text:span></text:p>
      <text:p text:style-name="P5"><text:span text:style-name="T2">}</text:span></text:p>
      <text:p text:style-name="P5"><text:span text:style-name="T2"/></text:p>
      <text:p text:style-name="P5"><text:span text:style-name="T2"/></text:p>
      <text:p text:style-name="P7"><text:span text:style-name="T5">plutôt que faire cet accès tout le temps : </text:span></text:p>
      <text:p text:style-name="P5"><text:span text:style-name="T2"/></text:p>
      <text:p text:style-name="P6"><text:span text:style-name="T2"><text:tab/></text:span><text:span text:style-name="T3">GameObject.Find(</text:span><text:span text:style-name="T8">"GameManager"</text:span><text:span text:style-name="T3">)</text:span><text:span text:style-name="T2">.GetComponent&lt;Traducteur&gt;().setTextOriginal(affiche);</text:span></text:p>
      <text:p text:style-name="P6"><text:span text:style-name="T2"/></text:p>
      <text:p text:style-name="P6"><text:span text:style-name="T2"/></text:p>
      <text:p text:style-name="P6"><text:span text:style-name="T2"/></text:p>
      <text:p text:style-name="P7"><text:soft-page-break/><text:span text:style-name="T5">Pour rajouter les traductions voici le chemin du dossier qui les stocke :</text:span></text:p>
      <text:p text:style-name="P7"><text:span text:style-name="T5"/></text:p>
      <text:p text:style-name="P7"><text:span text:style-name="T5"><text:tab/>"RacineProjet/Assets/StreamingAssets/language/"</text:span></text:p>
      <text:p text:style-name="P7"><text:span text:style-name="T5"/></text:p>
      <text:p text:style-name="P7"><text:span text:style-name="T5">Les traductions sont stockées au format txt pour qu'on puisse les modifier comme on veut. </text:span></text:p>
      <text:p text:style-name="P7"><text:span text:style-name="T5"/></text:p>
      <text:p text:style-name="P7"><text:span text:style-name="T5">(Petite aide, pour conserver des fichiers lors du build du projet , ils doivent être mis dans le dossier "StreamingAssets". Il est aussi important de ne pas stocker en dur l'accès à ce dossier sous peine de plantages sur plateformes autres que Windows, </text:span><text:span text:style-name="T6">mais d'utiliser : "</text:span><text:span text:style-name="T4">Application.streamingAssetsPath" <text:s text:c="2"/></text:span><text:span text:style-name="T6">qui va s'adapter a la plateforme de l'utilisateur. )</text:span></text:p>
      <text:p text:style-name="P7"><text:span text:style-name="T6"/></text:p>
      <text:p text:style-name="P8"><text:span text:style-name="T5">Voici le format des traductions : </text:span></text:p>
      <text:p text:style-name="P8"><text:span text:style-name="T5"/></text:p>
      <text:p text:style-name="P8"><text:span text:style-name="T9">CONTRACT_ELIMINATION</text:span>=<text:span text:style-name="T10">CONTRACT_A_UN_CONTRAT_D'ELIMINATION</text:span></text:p>
      <text:p text:style-name="P8"><text:span text:style-name="T9">FALSE_CONTRACT_ELIMINATION</text:span>=<text:span text:style-name="T10">CONTRACT_N'A_PAS_DE_CONTRAT_D'ELIMINATION</text:span></text:p>
      <text:p text:style-name="P8"><text:span text:style-name="T10"/></text:p>
      <text:p text:style-name="P9">On a bien une <text:span text:style-name="T9">clé</text:span> et une <text:span text:style-name="T10">valeur</text:span>. La clé est ce qui est dans les textes actuels du projet il ne faut pas les changer. A chaque fois qu'on ajoute un texte , un bouton dans le projet il faut venir ajouter sa traduction dans les fichiers des langues.</text:p>
      <text:p text:style-name="P9"/>
      <text:p text:style-name="P9">Pour les traductions des pièces de puzzle il est important de conserver le préfixe devant. Pour l'exemple au dessus, il faut conserver "CONTRACT_" pour que les pièces fonctionnent. </text:p>
      <text:p text:style-name="P9">C'est pareil pour les pièces suivantes : "PERCEPT_" "ACTION_" "ACTN_"</text:p>
      <text:p text:style-name="P9"/>
      <text:p text:style-name="P9">De même lorsqu'on ajoute une pièce, il faut traduire sa négation en rajoutant la ligne "FALSE_" comme dans l'exemple du dessus,</text:p>
      <text:p text:style-name="P9"/>
      <text:p text:style-name="P9">Dans les traductions, toutes lignes commencant par "#" va être ignorée. </text:p>
      <text:p text:style-name="P9"/>
      <text:p text:style-name="P9">J'ai mis dans le dossier des langues un fichier exemple. Il suffit de le copier coller et de remplir avec la langue que l'on veut.</text:p>
      <text:p text:style-name="P9"/>
      <text:p text:style-name="P10">Le changement de langue dans le jeu se fait via les drapeaux Français et Anglais dans les paramètres du jeu, mais il faudra surêment modifier cela par un "dropdown" à l'ajout de nouvelles langues, sinon l'interface sera saturée. <text:span text:style-name="T11">Le script "ChangeLangage" est celui qui gère les boutons de changement de langues.</text:span></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43S</meta:editing-duration>
    <meta:editing-cycles>5</meta:editing-cycles>
    <meta:generator>LibreOffice/5.3.6.1$Windows_x86 LibreOffice_project/686f202eff87ef707079aeb7f485847613344eb7</meta:generator>
    <dc:date>2018-05-13T17:02:38.589000000</dc:date>
    <meta:document-statistic meta:table-count="0" meta:image-count="0" meta:object-count="0" meta:page-count="2" meta:paragraph-count="34" meta:word-count="626" meta:character-count="4041" meta:non-whitespace-character-count="3408"/>
    <meta:user-defined meta:name="Info 1"/>
    <meta:user-defined meta:name="Info 2"/>
    <meta:user-defined meta:name="Info 3"/>
    <meta:user-defined meta:name="Info 4"/>
  </office:meta>
</office:document-meta>
</file>